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815">
            <text:p>815</text:p>
          </table:table-cell>
          <table:table-cell table:style-name="ce6"/>
        </table:table-row>
        <table:table-row table:style-name="ro2">
          <table:table-cell table:style-name="ce2" office:value-type="string">
            <text:p>Ubuntu</text:p>
          </table:table-cell>
          <table:table-cell office:value-type="float" office:value="610">
            <text:p>610</text:p>
          </table:table-cell>
          <table:table-cell office:value-type="float" office:value="558">
            <text:p>558</text:p>
          </table:table-cell>
          <table:table-cell office:value-type="float" office:value="572">
            <text:p>572</text:p>
          </table:table-cell>
          <table:table-cell office:value-type="float" office:value="574">
            <text:p>574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table:style-name="ce7"/>
        </table:table-row>
        <table:table-row table:style-name="ro2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18">
            <text:p>618</text:p>
          </table:table-cell>
          <table:table-cell table:style-name="ce5" table:number-columns-repeated="3"/>
          <table:table-cell table:style-name="ce8"/>
        </table:table-row>
        <table:table-row table:style-name="ro2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string">
            <text:p>Ubuntu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55">
            <text:p>55</text:p>
          </table:table-cell>
          <table:table-cell table:style-name="ce7"/>
        </table:table-row>
        <table:table-row table:style-name="ro2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style-name="ce5" office:value-type="float" office:value="66">
            <text:p>66</text:p>
          </table:table-cell>
          <table:table-cell table:style-name="ce5" table:number-columns-repeated="3"/>
          <table:table-cell table:style-name="ce8"/>
        </table:table-row>
        <table:table-row table:style-name="ro2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</table:table-row>
        <table:table-row table:style-name="ro2">
          <table:table-cell table:style-name="ce2" office:value-type="string">
            <text:p>Ubuntu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8">
            <text:p>98</text:p>
          </table:table-cell>
          <table:table-cell office:value-type="float" office:value="93">
            <text:p>93</text:p>
          </table:table-cell>
          <table:table-cell table:style-name="ce7"/>
        </table:table-row>
        <table:table-row table:style-name="ro2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style-name="ce5" office:value-type="float" office:value="115">
            <text:p>115</text:p>
          </table:table-cell>
          <table:table-cell table:style-name="ce5" table:number-columns-repeated="3"/>
          <table:table-cell table:style-name="ce8"/>
        </table:table-row>
        <table:table-row table:style-name="ro2">
          <table:table-cell>
            <draw:frame table:end-cell-address="Sheet1.C26" table:end-x="2.151cm" table:end-y="0.353cm" draw:z-index="0" draw:style-name="gr1" svg:width="7.319cm" svg:height="7.085cm" svg:x="0.001cm" svg:y="0.072cm">
              <draw:object draw:notify-on-update-of-ranges="Sheet1.B1:Sheet1.H1 Sheet1.A2:Sheet1.A2 Sheet1.B2:Sheet1.H2 Sheet1.A3:Sheet1.A3 Sheet1.B3:Sheet1.H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39cm" table:end-y="0.012cm" draw:z-index="1" draw:style-name="gr1" svg:width="6.663cm" svg:height="7.091cm" svg:x="2.151cm" svg:y="0.151cm">
              <draw:object draw:notify-on-update-of-ranges="Sheet1.B4:Sheet1.H4 Sheet1.A5:Sheet1.A5 Sheet1.B5:Sheet1.H5 Sheet1.A6:Sheet1.A6 Sheet1.B6:Sheet1.H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5cm" table:end-y="0.376cm" draw:z-index="2" draw:style-name="gr1" svg:width="6.665cm" svg:height="7.085cm" svg:x="2.044cm" svg:y="0.095cm">
              <draw:object draw:notify-on-update-of-ranges="Sheet1.B7:Sheet1.H7 Sheet1.A8:Sheet1.A8 Sheet1.B8:Sheet1.H8 Sheet1.A9:Sheet1.A9 Sheet1.B9:Sheet1.H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16">
          <table:table-cell table:number-columns-repeated="8"/>
        </table:table-row>
        <table:table-row table:style-name="ro2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/>
          <table:table-cell office:value-type="string">
            <text:p>rev813 pass2/define</text:p>
          </table:table-cell>
          <table:table-cell office:value-type="string">
            <text:p>rev815 erase library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4">2008/12/14</text:date>, <text:time>11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2-04T17:14:01</meta:creation-date>
    <dc:creator>taro</dc:creator>
    <dc:date>2008-12-14T11:25:51</dc:date>
    <meta:editing-cycles>7</meta:editing-cycles>
    <meta:editing-duration>PT3H34M35S</meta:editing-duration>
    <meta:user-defined meta:name="Info 1"/>
    <meta:user-defined meta:name="Info 2"/>
    <meta:user-defined meta:name="Info 3"/>
    <meta:user-defined meta:name="Info 4"/>
    <meta:document-statistic meta:table-count="3" meta:cell-count="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1cm" svg:height="6.919cm" chart:class="chart:line" chart:style-name="ch1">
        <chart:title svg:x="3.257cm" svg:y="0.144cm" chart:style-name="ch2">
          <text:p>clos</text:p>
        </chart:title>
        <chart:legend chart:legend-position="end" svg:x="5.641cm" svg:y="2.99cm" chart:style-name="ch3"/>
        <chart:plot-area chart:style-name="ch4" table:cell-range-address="Sheet1.B1:Sheet1.H3 Sheet1.A2:Sheet1.H3 Sheet1.A1:Sheet1.A1" chart:data-source-has-labels="both" svg:x="0.091cm" svg:y="0.776cm" svg:width="5.405cm" svg:height="5.929cm">
          <chart:axis chart:dimension="x" chart:name="primary-x" chart:style-name="ch5">
            <chart:title svg:x="2.536cm" svg:y="6.28cm" chart:style-name="ch6">
              <text:p>revision</text:p>
            </chart:title>
            <chart:categories table:cell-range-address="Sheet1.B1:Sheet1.H1"/>
          </chart:axis>
          <chart:axis chart:dimension="y" chart:name="primary-y" chart:style-name="ch7">
            <chart:title svg:x="0.147cm" svg:y="3.844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H2" chart:label-cell-address="Sheet1.A2:Sheet1.A2" chart:class="chart:line">
            <chart:data-point chart:repeated="7"/>
          </chart:series>
          <chart:series chart:style-name="ch11" chart:values-cell-range-address="Sheet1.B3:Sheet1.H3" chart:label-cell-address="Sheet1.A3:Sheet1.A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10">
                <text:p>610</text:p>
              </table:table-cell>
              <table:table-cell office:value-type="float" office:value="558">
                <text:p>558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571">
                <text:p>571</text:p>
              </table:table-cell>
              <table:table-cell office:value-type="float" office:value="548">
                <text:p>5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5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29cm" svg:y="0.145cm" chart:style-name="ch2">
          <text:p>empty</text:p>
        </chart:title>
        <chart:legend chart:legend-position="end" svg:x="5.013cm" svg:y="2.964cm" chart:style-name="ch3"/>
        <chart:plot-area chart:style-name="ch4" table:cell-range-address="Sheet1.B4:Sheet1.H6 Sheet1.A5:Sheet1.H6 Sheet1.A4:Sheet1.A4" chart:data-source-has-labels="both" svg:x="0.066cm" svg:y="0.802cm" svg:width="4.816cm" svg:height="5.914cm">
          <chart:axis chart:dimension="x" chart:name="primary-x" chart:style-name="ch5">
            <chart:title svg:x="2.219cm" svg:y="6.261cm" chart:style-name="ch6">
              <text:p>revision</text:p>
            </chart:title>
            <chart:categories table:cell-range-address="Sheet1.B4:Sheet1.H4"/>
          </chart:axis>
          <chart:axis chart:dimension="y" chart:name="primary-y" chart:style-name="ch7">
            <chart:title svg:x="0.134cm" svg:y="3.867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H5" chart:label-cell-address="Sheet1.A5:Sheet1.A5" chart:class="chart:line">
            <chart:data-point chart:repeated="7"/>
          </chart:series>
          <chart:series chart:style-name="ch11" chart:values-cell-range-address="Sheet1.B6:Sheet1.H6" chart:label-cell-address="Sheet1.A6:Sheet1.A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9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35cm" svg:y="0.146cm" chart:style-name="ch2">
          <text:p>load</text:p>
        </chart:title>
        <chart:legend chart:legend-position="end" svg:x="5.013cm" svg:y="2.964cm" chart:style-name="ch3"/>
        <chart:plot-area chart:style-name="ch4" table:cell-range-address="Sheet1.B7:Sheet1.H9 Sheet1.A8:Sheet1.H9 Sheet1.A7:Sheet1.A7" chart:data-source-has-labels="both" svg:x="0.066cm" svg:y="0.802cm" svg:width="4.816cm" svg:height="5.914cm">
          <chart:axis chart:dimension="x" chart:name="primary-x" chart:style-name="ch5">
            <chart:title svg:x="2.219cm" svg:y="6.262cm" chart:style-name="ch6">
              <text:p>revision</text:p>
            </chart:title>
            <chart:categories table:cell-range-address="Sheet1.B7:Sheet1.H7"/>
          </chart:axis>
          <chart:axis chart:dimension="y" chart:name="primary-y" chart:style-name="ch7">
            <chart:title svg:x="0.135cm" svg:y="3.867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H8" chart:label-cell-address="Sheet1.A8:Sheet1.A8" chart:class="chart:line">
            <chart:data-point chart:repeated="7"/>
          </chart:series>
          <chart:series chart:style-name="ch11" chart:values-cell-range-address="Sheet1.B9:Sheet1.H9" chart:label-cell-address="Sheet1.A9:Sheet1.A9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